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69000000FD0BC2B334E19FD8BF.eps" manifest:media-type="image/x-eps"/>
  <manifest:file-entry manifest:full-path="Pictures/2000000200000169000000FD9FCF316A68A75389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2ea" officeooo:paragraph-rsid="000062e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最適レギュレータの実験</text:p>
      <text:p text:style-name="P1"/>
      <text:p text:style-name="P1"/>
      <text:p text:style-name="P1">x軸周りに動かした場合</text:p>
      <text:p text:style-name="P1"><draw:frame draw:style-name="fr1" draw:name="イメージ1" text:anchor-type="paragraph" svg:width="12.735cm" svg:height="8.925cm" draw:z-index="0"><draw:image xlink:href="Pictures/2000000200000169000000FD9FCF316A68A75389.eps" xlink:type="simple" xlink:show="embed" xlink:actuate="onLoad"/></draw:frame></text:p>
      <text:p text:style-name="P1"/>
      <text:p text:style-name="P1">y軸周りに動かした場合</text:p>
      <text:p text:style-name="P1"><draw:frame draw:style-name="fr2" draw:name="イメージ2" text:anchor-type="paragraph" svg:width="12.735cm" svg:height="8.925cm" draw:z-index="1"><draw:image xlink:href="Pictures/2000000200000169000000FD0BC2B334E19FD8BF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00:24.337491538</meta:creation-date>
    <meta:print-date>2016-12-07T15:04:09.256972554</meta:print-date>
    <dc:date>2016-12-07T15:05:10.776614961</dc:date>
    <meta:editing-duration>PT4M48S</meta:editing-duration>
    <meta:editing-cycles>1</meta:editing-cycles>
    <meta:document-statistic meta:table-count="0" meta:image-count="2" meta:object-count="0" meta:page-count="1" meta:paragraph-count="3" meta:word-count="33" meta:character-count="33" meta:non-whitespace-character-count="33"/>
    <meta:generator>LibreOffice/5.1.4.2$Linux_X86_64 LibreOffice_project/10m0$Build-2</meta:generator>
  </office:meta>
</office:document-meta>
</file>